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draw:fill="none" draw:stroke="solid" svg:stroke-width="0.00694in" svg:stroke-color="#5b9bd5" draw:marker-end="a501" svg:stroke-opacity="100%" draw:stroke-linejoin="miter" svg:stroke-linecap="butt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>
      <style:graphic-properties draw:fill="none" draw:stroke="solid" svg:stroke-width="0.00694in" svg:stroke-color="#5b9bd5" draw:marker-end="a503" svg:stroke-opacity="100%" draw:stroke-linejoin="miter" svg:stroke-linecap="butt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6">
      <style:graphic-properties draw:fill="none" draw:stroke="solid" svg:stroke-width="0.00694in" svg:stroke-color="#5b9bd5" draw:marker-end="a505" svg:stroke-opacity="100%" draw:stroke-linejoin="miter" svg:stroke-linecap="butt"/>
    </style:style>
    <style:style style:family="graphic" style:name="a507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4">
      <style:graphic-properties draw:fill="none" draw:stroke="solid" svg:stroke-width="0.00694in" svg:stroke-color="#5b9bd5" draw:marker-end="a543" svg:stroke-opacity="100%" draw:stroke-linejoin="miter" svg:stroke-linecap="butt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draw:fill="none" draw:stroke="solid" svg:stroke-width="0.00694in" svg:stroke-color="#5b9bd5" draw:marker-end="a545" svg:stroke-opacity="100%" draw:stroke-linejoin="miter" svg:stroke-linecap="butt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4">
      <style:graphic-properties draw:fill="none" draw:stroke="solid" svg:stroke-width="0.00694in" svg:stroke-color="#5b9bd5" draw:marker-end="a433" svg:stroke-opacity="100%" draw:stroke-linejoin="miter" svg:stroke-linecap="butt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draw:fill="none" draw:stroke="solid" svg:stroke-width="0.00694in" svg:stroke-color="#5b9bd5" draw:marker-end="a435" svg:stroke-opacity="100%" draw:stroke-linejoin="miter" svg:stroke-linecap="butt"/>
    </style:style>
    <style:style style:family="graphic" style:name="a438">
      <style:graphic-properties draw:fill="none" draw:stroke="solid" svg:stroke-width="0.00694in" svg:stroke-color="#5b9bd5" draw:marker-end="a437" svg:stroke-opacity="100%" draw:stroke-linejoin="miter" svg:stroke-linecap="butt"/>
    </style:style>
    <style:style style:family="graphic" style:name="a439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2" draw:style-name="a380" draw:master-page-name="Master1-Layout7-blank-Leer" presentation:presentation-page-layout-name="Master1-PPL7" draw:id="Slide-257">
        <draw:custom-shape svg:x="1.62264in" svg:y="2.00943in" svg:width="1.88679in" svg:height="1.08491in" draw:id="id63" draw:style-name="a387" draw:name="Rechteck 1">
          <svg:title/>
          <svg:desc/>
          <text:p text:style-name="a386" text:class-names="" text:cond-style-name=""><text:span text:style-name="a381" text:class-names="">Checks<text:s text:c="1"/></text:span><text:span text:style-name="a382" text:class-names="">appointment`s</text:span><text:span text:style-name="a383" text:class-names=""><text:s text:c="1"/></text:span><text:span text:style-name="a384" text:class-names="">calendar</text:span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4717in" svg:y="2.00944in" svg:width="2.00943in" svg:height="1.08491in" draw:id="id64" draw:style-name="a400" draw:name="Rechteck 2">
          <svg:title/>
          <svg:desc/>
          <text:p text:style-name="a399" text:class-names="" text:cond-style-name=""><text:span text:style-name="a388" text:class-names="">Searches</text:span><text:span text:style-name="a389" text:class-names=""><text:s text:c="1"/></text:span><text:span text:style-name="a390" text:class-names="">for</text:span><text:span text:style-name="a391" text:class-names=""><text:s text:c="1"/></text:span><text:span text:style-name="a392" text:class-names="">the</text:span><text:span text:style-name="a393" text:class-names=""><text:s text:c="1"/></text:span><text:span text:style-name="a394" text:class-names="">p</text:span><text:span text:style-name="a395" text:class-names="">atient`s</text:span><text:span text:style-name="a396" text:class-names=""><text:s text:c="1"/></text:span><text:span text:style-name="a397" text:class-names="">file</text:span><text:span text:style-name="a3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" draw:style-name="a404" draw:name="Textfeld 3" svg:x="4.9434in" svg:y="0.61321in" svg:width="3.09434in" svg:height="0.5722in">
          <draw:text-box>
            <text:p text:style-name="a403" text:class-names="" text:cond-style-name=""><text:span text:style-name="a401" text:class-names="">User Scenario 1</text:span><text:span text:style-name="a402" text:class-names=""/></text:p>
          </draw:text-box>
          <svg:title/>
          <svg:desc/>
        </draw:frame>
        <draw:custom-shape svg:x="1.62264in" svg:y="5.04717in" svg:width="1.98113in" svg:height="1in" draw:id="id66" draw:style-name="a418" draw:name="Rechteck 4">
          <svg:title/>
          <svg:desc/>
          <text:p text:style-name="a417" text:class-names="" text:cond-style-name=""><text:span text:style-name="a405" text:class-names="">Adds</text:span><text:span text:style-name="a406" text:class-names=""><text:s text:c="1"/></text:span><text:span text:style-name="a407" text:class-names="">records</text:span><text:span text:style-name="a408" text:class-names=""><text:s text:c="1"/></text:span><text:span text:style-name="a409" text:class-names="">to</text:span><text:span text:style-name="a410" text:class-names=""><text:s text:c="1"/></text:span><text:span text:style-name="a411" text:class-names="">the</text:span><text:span text:style-name="a412" text:class-names=""><text:s text:c="1"/></text:span><text:span text:style-name="a413" text:class-names="">patients</text:span><text:span text:style-name="a414" text:class-names=""><text:s text:c="1"/></text:span><text:span text:style-name="a415" text:class-names="">file</text:span><text:span text:style-name="a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3585in" svg:y="5.04717in" svg:width="1.98113in" svg:height="1in" draw:id="id67" draw:style-name="a428" draw:name="Rechteck 5">
          <svg:title/>
          <svg:desc/>
          <text:p text:style-name="a427" text:class-names="" text:cond-style-name=""><text:span text:style-name="a419" text:class-names="">Saves</text:span><text:span text:style-name="a420" text:class-names=""><text:s text:c="1"/></text:span><text:span text:style-name="a421" text:class-names="">the</text:span><text:span text:style-name="a422" text:class-names=""><text:s text:c="1"/></text:span><text:span text:style-name="a423" text:class-names="">own</text:span><text:span text:style-name="a424" text:class-names=""><text:s text:c="1"/></text:span><text:span text:style-name="a425" text:class-names="">file</text:span><text:span text:style-name="a4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3396in" svg:y="5.04717in" svg:width="1.61321in" svg:height="1in" draw:id="id68" draw:style-name="a432" draw:name="Rechteck 6">
          <svg:title/>
          <svg:desc/>
          <text:p text:style-name="a431" text:class-names="" text:cond-style-name=""><text:span text:style-name="a429" text:class-names="">Commit</text:span><text:span text:style-name="a4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50943in" svg:y1="2.55189in" draw:start-shape="id63" draw:start-glue-point="1" svg:x2="5.04717in" svg:y2="2.55189in" draw:end-shape="id64" draw:end-glue-point="3" draw:id="id69" draw:style-name="a434" draw:name="Gerade Verbindung mit Pfeil 8">
          <svg:title/>
          <svg:desc/>
        </draw:connector>
        <draw:connector draw:type="line" svg:x1="3.60377in" svg:y1="5.54717in" draw:start-shape="id66" draw:start-glue-point="1" svg:x2="4.23585in" svg:y2="5.54717in" draw:end-shape="id67" draw:end-glue-point="3" draw:id="id70" draw:style-name="a436" draw:name="Gerade Verbindung mit Pfeil 10">
          <svg:title/>
          <svg:desc/>
        </draw:connector>
        <draw:connector draw:type="line" svg:x1="6.21698in" svg:y1="5.54717in" draw:start-shape="id67" draw:start-glue-point="1" svg:x2="6.93396in" svg:y2="5.54717in" draw:end-shape="id68" draw:end-glue-point="3" draw:id="id71" draw:style-name="a438" draw:name="Gerade Verbindung mit Pfeil 13">
          <svg:title/>
          <svg:desc/>
        </draw:connector>
        <draw:connector draw:type="line" svg:x1="0.3184in" svg:y1="4.46971in" svg:x2="12.64151in" svg:y2="4.44903in" draw:id="id72" draw:style-name="a439" draw:name="Gerader Verbinder 15">
          <svg:title/>
          <svg:desc/>
        </draw:connector>
        <draw:frame draw:id="id73" draw:style-name="a446" draw:name="Textfeld 16" svg:x="9.79245in" svg:y="2.19811in" svg:width="1.67924in" svg:height="0.70684in">
          <draw:text-box>
            <text:p text:style-name="a445" text:class-names="" text:cond-style-name=""><text:span text:style-name="a440" text:class-names=""><text:s text:c="5"/></text:span><text:span text:style-name="a441" text:class-names="">Before</text:span><text:span text:style-name="a442" text:class-names=""><text:s text:c="2"/></text:span><text:span text:style-name="a443" text:class-names="">appointment</text:span><text:span text:style-name="a444" text:class-names=""/></text:p>
          </draw:text-box>
          <svg:title/>
          <svg:desc/>
        </draw:frame>
        <draw:frame draw:id="id74" draw:style-name="a451" draw:name="Textfeld 17" svg:x="9.79245in" svg:y="5.41509in" svg:width="2.12264in" svg:height="0.40391in">
          <draw:text-box>
            <text:p text:style-name="a450" text:class-names="" text:cond-style-name=""><text:span text:style-name="a447" text:class-names="">After<text:s text:c="1"/></text:span><text:span text:style-name="a448" text:class-names="">appointment</text:span><text:span text:style-name="a449" text:class-names=""/></text:p>
          </draw:text-box>
          <svg:title/>
          <svg:desc/>
        </draw:frame>
      </draw:page>
      <draw:page draw:name="Slide3" draw:style-name="a452" draw:master-page-name="Master1-Layout7-blank-Leer" presentation:presentation-page-layout-name="Master1-PPL7" draw:id="Slide-258">
        <draw:custom-shape svg:x="1.62264in" svg:y="2.00943in" svg:width="1.88679in" svg:height="1.08491in" draw:id="id75" draw:style-name="a459" draw:name="Rechteck 1">
          <svg:title/>
          <svg:desc/>
          <text:p text:style-name="a458" text:class-names="" text:cond-style-name=""><text:span text:style-name="a453" text:class-names="">Checks<text:s text:c="1"/></text:span><text:span text:style-name="a454" text:class-names="">appointment`s</text:span><text:span text:style-name="a455" text:class-names=""><text:s text:c="1"/></text:span><text:span text:style-name="a456" text:class-names="">calendar</text:span><text:span text:style-name="a4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1887in" svg:y="2.01887in" svg:width="2.00943in" svg:height="1.04245in" draw:id="id76" draw:style-name="a468" draw:name="Rechteck 2">
          <svg:title/>
          <svg:desc/>
          <text:p text:style-name="a467" text:class-names="" text:cond-style-name=""><text:span text:style-name="a460" text:class-names="">Searches</text:span><text:span text:style-name="a461" text:class-names=""><text:s text:c="1"/></text:span><text:span text:style-name="a462" text:class-names="">for</text:span><text:span text:style-name="a463" text:class-names=""><text:s text:c="1"/></text:span><text:span text:style-name="a464" text:class-names="">Patient`s</text:span><text:span text:style-name="a465" text:class-names=""><text:s text:c="1"/>Info</text:span><text:span text:style-name="a4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472" draw:name="Textfeld 3" svg:x="4.9434in" svg:y="0.61321in" svg:width="3.09434in" svg:height="0.5722in">
          <draw:text-box>
            <text:p text:style-name="a471" text:class-names="" text:cond-style-name=""><text:span text:style-name="a469" text:class-names="">User Scenario 2</text:span><text:span text:style-name="a470" text:class-names=""/></text:p>
          </draw:text-box>
          <svg:title/>
          <svg:desc/>
        </draw:frame>
        <draw:custom-shape svg:x="1.50943in" svg:y="6.42582in" svg:width="1.98113in" svg:height="1in" draw:id="id78" draw:style-name="a486" draw:name="Rechteck 4">
          <svg:title/>
          <svg:desc/>
          <text:p text:style-name="a485" text:class-names="" text:cond-style-name=""><text:span text:style-name="a473" text:class-names="">Adds</text:span><text:span text:style-name="a474" text:class-names=""><text:s text:c="1"/></text:span><text:span text:style-name="a475" text:class-names="">records</text:span><text:span text:style-name="a476" text:class-names=""><text:s text:c="1"/></text:span><text:span text:style-name="a477" text:class-names="">to</text:span><text:span text:style-name="a478" text:class-names=""><text:s text:c="1"/></text:span><text:span text:style-name="a479" text:class-names="">the</text:span><text:span text:style-name="a480" text:class-names=""><text:s text:c="1"/></text:span><text:span text:style-name="a481" text:class-names="">patients</text:span><text:span text:style-name="a482" text:class-names=""><text:s text:c="1"/></text:span><text:span text:style-name="a483" text:class-names="">file</text:span><text:span text:style-name="a4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0943in" svg:y="6.44404in" svg:width="1.98113in" svg:height="1in" draw:id="id79" draw:style-name="a496" draw:name="Rechteck 5">
          <svg:title/>
          <svg:desc/>
          <text:p text:style-name="a495" text:class-names="" text:cond-style-name=""><text:span text:style-name="a487" text:class-names="">Saves</text:span><text:span text:style-name="a488" text:class-names=""><text:s text:c="1"/></text:span><text:span text:style-name="a489" text:class-names="">the</text:span><text:span text:style-name="a490" text:class-names=""><text:s text:c="1"/></text:span><text:span text:style-name="a491" text:class-names="">own</text:span><text:span text:style-name="a492" text:class-names=""><text:s text:c="1"/></text:span><text:span text:style-name="a493" text:class-names="">file</text:span><text:span text:style-name="a4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3302in" svg:y="6.43493in" svg:width="1.61321in" svg:height="1in" draw:id="id80" draw:style-name="a500" draw:name="Rechteck 6">
          <svg:title/>
          <svg:desc/>
          <text:p text:style-name="a499" text:class-names="" text:cond-style-name=""><text:span text:style-name="a497" text:class-names="">Commit</text:span><text:span text:style-name="a4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50943in" svg:y1="2.55189in" draw:start-shape="id75" draw:start-glue-point="1" svg:x2="5.01887in" svg:y2="2.5401in" draw:end-shape="id76" draw:end-glue-point="3" draw:id="id81" draw:style-name="a502" draw:name="Gerade Verbindung mit Pfeil 8">
          <svg:title/>
          <svg:desc/>
        </draw:connector>
        <draw:connector draw:type="line" svg:x1="3.49057in" svg:y1="6.92582in" draw:start-shape="id78" draw:start-glue-point="1" svg:x2="4.50943in" svg:y2="6.94404in" draw:end-shape="id79" draw:end-glue-point="3" draw:id="id82" draw:style-name="a504" draw:name="Gerade Verbindung mit Pfeil 10">
          <svg:title/>
          <svg:desc/>
        </draw:connector>
        <draw:connector draw:type="line" svg:x1="6.49057in" svg:y1="6.94404in" draw:start-shape="id79" draw:start-glue-point="1" svg:x2="7.53302in" svg:y2="6.93493in" draw:end-shape="id80" draw:end-glue-point="3" draw:id="id83" draw:style-name="a506" draw:name="Gerade Verbindung mit Pfeil 13">
          <svg:title/>
          <svg:desc/>
        </draw:connector>
        <draw:connector draw:type="line" svg:x1="0.67925in" svg:y1="5.7288in" svg:x2="12.98113in" svg:y2="5.71665in" draw:id="id84" draw:style-name="a507" draw:name="Gerader Verbinder 15">
          <svg:title/>
          <svg:desc/>
        </draw:connector>
        <draw:frame draw:id="id85" draw:style-name="a514" draw:name="Textfeld 16" svg:x="10.24528in" svg:y="2.21097in" svg:width="1.95283in" svg:height="0.70684in">
          <draw:text-box>
            <text:p text:style-name="a513" text:class-names="" text:cond-style-name=""><text:span text:style-name="a508" text:class-names=""><text:s text:c="1"/></text:span><text:span text:style-name="a509" text:class-names="">Before</text:span><text:span text:style-name="a510" text:class-names=""><text:s text:c="1"/></text:span><text:span text:style-name="a511" text:class-names="">appointmen</text:span><text:span text:style-name="a512" text:class-names=""/></text:p>
          </draw:text-box>
          <svg:title/>
          <svg:desc/>
        </draw:frame>
        <draw:frame draw:id="id86" draw:style-name="a519" draw:name="Textfeld 21" svg:x="10.53774in" svg:y="6.81132in" svg:width="1.76415in" svg:height="0.70684in">
          <draw:text-box>
            <text:p text:style-name="a518" text:class-names="" text:cond-style-name=""><text:span text:style-name="a515" text:class-names=""><text:s text:c="6"/>After<text:s text:c="1"/></text:span><text:span text:style-name="a516" text:class-names="">appointment</text:span><text:span text:style-name="a517" text:class-names=""/></text:p>
          </draw:text-box>
          <svg:title/>
          <svg:desc/>
        </draw:frame>
        <draw:connector draw:type="line" svg:x1="0.40566in" svg:y1="3.54717in" svg:x2="12.88679in" svg:y2="3.5283in" draw:id="id87" draw:style-name="a520" draw:name="Gerader Verbinder 23">
          <svg:title/>
          <svg:desc/>
        </draw:connector>
        <draw:frame draw:id="id88" draw:style-name="a526" draw:name="Textfeld 24" svg:x="10.43396in" svg:y="4.45283in" svg:width="2.79291in" svg:height="0.40391in">
          <draw:text-box>
            <text:p text:style-name="a525" text:class-names="" text:cond-style-name=""><text:span text:style-name="a521" text:class-names="">During</text:span><text:span text:style-name="a522" text:class-names=""><text:s text:c="1"/></text:span><text:span text:style-name="a523" text:class-names="">appointment</text:span><text:span text:style-name="a524" text:class-names=""/></text:p>
          </draw:text-box>
          <svg:title/>
          <svg:desc/>
        </draw:frame>
        <draw:custom-shape svg:x="0.08491in" svg:y="3.77802in" svg:width="3.21698in" svg:height="1.46498in" draw:id="id89" draw:style-name="a536" draw:name="Raute 25">
          <svg:title/>
          <svg:desc/>
          <text:p text:style-name="a535" text:class-names="" text:cond-style-name=""><text:span text:style-name="a527" text:class-names="">Does</text:span><text:span text:style-name="a528" text:class-names=""><text:s text:c="1"/></text:span><text:span text:style-name="a529" text:class-names="">patient</text:span><text:span text:style-name="a530" text:class-names=""><text:s text:c="1"/></text:span><text:span text:style-name="a531" text:class-names="">need</text:span><text:span text:style-name="a532" text:class-names=""><text:s text:c="1"/></text:span><text:span text:style-name="a533" text:class-names="">medicaments</text:span><text:span text:style-name="a534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ustom-shape svg:x="4.9434in" svg:y="3.89478in" svg:width="2.32075in" svg:height="1.20899in" draw:id="id90" draw:style-name="a542" draw:name="Rechteck 26">
          <svg:title/>
          <svg:desc/>
          <text:p text:style-name="a541" text:class-names="" text:cond-style-name=""><text:span text:style-name="a537" text:class-names="">Medication</text:span><text:span text:style-name="a538" text:class-names=""><text:s text:c="1"/></text:span><text:span text:style-name="a539" text:class-names="">management</text:span><text:span text:style-name="a5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30189in" svg:y1="4.51051in" draw:start-shape="id89" draw:start-glue-point="1" svg:x2="4.9434in" svg:y2="4.49928in" draw:end-shape="id90" draw:end-glue-point="3" draw:id="id91" draw:style-name="a544" draw:name="Gerade Verbindung mit Pfeil 28">
          <svg:title/>
          <svg:desc/>
        </draw:connector>
        <draw:connector draw:type="line" svg:x1="1.6934in" svg:y1="5.243in" draw:start-shape="id89" draw:start-glue-point="2" svg:x2="1.71698in" svg:y2="6.42582in" draw:id="id92" draw:style-name="a546" draw:name="Gerade Verbindung mit Pfeil 30">
          <svg:title/>
          <svg:desc/>
        </draw:connector>
        <draw:frame draw:id="id93" draw:style-name="a550" draw:name="Textfeld 31" svg:x="3.6841in" svg:y="4.11572in" svg:width="0.3159in" svg:height="0.40391in">
          <draw:text-box>
            <text:p text:style-name="a549" text:class-names="" text:cond-style-name=""><text:span text:style-name="a547" text:class-names="">y</text:span><text:span text:style-name="a548" text:class-names=""/></text:p>
          </draw:text-box>
          <svg:title/>
          <svg:desc/>
        </draw:frame>
        <draw:frame draw:id="id94" draw:style-name="a554" draw:name="Textfeld 33" svg:x="1.81132in" svg:y="5.42453in" svg:width="0.33519in" svg:height="0.40391in">
          <draw:text-box>
            <text:p text:style-name="a553" text:class-names="" text:cond-style-name=""><text:span text:style-name="a551" text:class-names="">n</text:span><text:span text:style-name="a55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503" svg:viewBox="0 0 20 30" svg:d="m10 0-10 30h20z"/>
    <draw:marker draw:name="a437" svg:viewBox="0 0 20 30" svg:d="m10 0-10 30h20z"/>
    <draw:marker draw:name="a545" svg:viewBox="0 0 20 30" svg:d="m10 0-10 30h20z"/>
    <draw:marker draw:name="a505" svg:viewBox="0 0 20 30" svg:d="m10 0-10 30h20z"/>
    <draw:marker draw:name="a433" svg:viewBox="0 0 20 30" svg:d="m10 0-10 30h20z"/>
    <draw:marker draw:name="a501" svg:viewBox="0 0 20 30" svg:d="m10 0-10 30h20z"/>
    <draw:marker draw:name="a435" svg:viewBox="0 0 20 30" svg:d="m10 0-10 30h20z"/>
    <draw:marker draw:name="a54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Titelmasterformat durch Klicken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Formatvorlage des Untertitelmasters durch Klicken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Titelmasterformat durch Klicken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Textmaster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Titelmasterformat durch Klicken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Textmaster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Titelmasterformat durch Klicken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xtmaster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Textmaster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Titelmasterformat durch Klicken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Textmaster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Textmaster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Textmaster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Textmaster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Titelmasterformat durch Klicken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Titelmasterformat durch Klicken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Textmaster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Textmaster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Titelmasterformat durch Klicken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Textmaster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Titelmasterformat durch Klicken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Textmaster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Titelmasterformat durch Klicken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Textmaster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Katerina Mlinaric</meta:initial-creator>
    <dc:creator>Katerina Mlinaric</dc:creator>
    <meta:creation-date>2014-10-16T06:42:09Z</meta:creation-date>
    <dc:date>2014-10-16T07:09:54Z</dc:date>
    <meta:editing-cycles>3</meta:editing-cycles>
    <meta:editing-duration>PT0S</meta:editing-duration>
    <meta:document-statistic meta:paragraph-count="21" meta:word-count="64"/>
  </office:meta>
</office:document-meta>
</file>